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may-break-between-rows="true" style:writing-mode="lr-tb" table:border-model="collapsing"/>
    </style:style>
    <style:style style:name="Table1.A" style:family="table-column">
      <style:table-column-properties style:column-width="0.732cm" style:rel-column-width="2907*"/>
    </style:style>
    <style:style style:name="Table1.B" style:family="table-column">
      <style:table-column-properties style:column-width="4.447cm" style:rel-column-width="17660*"/>
    </style:style>
    <style:style style:name="Table1.C" style:family="table-column">
      <style:table-column-properties style:column-width="3.96cm" style:rel-column-width="15726*"/>
    </style:style>
    <style:style style:name="Table1.D" style:family="table-column">
      <style:table-column-properties style:column-width="3.819cm" style:rel-column-width="15166*"/>
    </style:style>
    <style:style style:name="Table1.E" style:family="table-column">
      <style:table-column-properties style:column-width="3.544cm" style:rel-column-width="14076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16.501cm" table:align="margins" style:may-break-between-rows="true" style:writing-mode="lr-tb" table:border-model="collapsing"/>
    </style:style>
    <style:style style:name="Table2.A" style:family="table-column">
      <style:table-column-properties style:column-width="0.709cm" style:rel-column-width="2814*"/>
    </style:style>
    <style:style style:name="Table2.B" style:family="table-column">
      <style:table-column-properties style:column-width="2.94cm" style:rel-column-width="11678*"/>
    </style:style>
    <style:style style:name="Table2.C" style:family="table-column">
      <style:table-column-properties style:column-width="5.389cm" style:rel-column-width="21403*"/>
    </style:style>
    <style:style style:name="Table2.D" style:family="table-column">
      <style:table-column-properties style:column-width="2.847cm" style:rel-column-width="11307*"/>
    </style:style>
    <style:style style:name="Table2.E" style:family="table-column">
      <style:table-column-properties style:column-width="4.616cm" style:rel-column-width="1833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501cm" table:align="margins" style:shadow="none" style:may-break-between-rows="true" style:writing-mode="lr-tb" table:border-model="collapsing"/>
    </style:style>
    <style:style style:name="Table3.A" style:family="table-column">
      <style:table-column-properties style:column-width="0.792cm" style:rel-column-width="449*"/>
    </style:style>
    <style:style style:name="Table3.B" style:family="table-column">
      <style:table-column-properties style:column-width="7.803cm" style:rel-column-width="4426*"/>
    </style:style>
    <style:style style:name="Table3.C" style:family="table-column">
      <style:table-column-properties style:column-width="7.908cm" style:rel-column-width="448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a051ae" officeooo:paragraph-rsid="00a051ae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paragraph-rsid="006fb2b2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officeooo:rsid="00a61182" officeooo:paragraph-rsid="00a61182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fo:font-weight="bold" officeooo:rsid="00a61182" officeooo:paragraph-rsid="00a61182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1182" officeooo:paragraph-rsid="00a61182" style:font-size-asian="14pt" style:font-weight-asian="bold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style:page-number="auto" fo:background-color="transparent" style:writing-mode="lr-tb"/>
      <style:text-properties style:use-window-font-color="true" loext:opacity="0%" style:font-name="Times New Roman1" fo:font-size="14pt" officeooo:rsid="00a61182" officeooo:paragraph-rsid="00a61182" style:font-size-asian="12.25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61182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61182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61182" style:font-size-asian="14pt" style:font-weight-asian="bold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officeooo:rsid="00a61182" officeooo:paragraph-rsid="00a61182" style:font-size-asian="12.25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6640d" style:font-size-asian="14pt" style:font-weight-asian="bold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66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66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master-page-name="">
      <style:paragraph-properties fo:line-height="150%" fo:text-align="start" style:justify-single-word="false" style:page-number="auto"/>
      <style:text-properties style:use-window-font-color="true" loext:opacity="0%" style:font-name="Times New Roman1" fo:font-size="14pt" fo:font-weight="bold" officeooo:rsid="00a6640d" officeooo:paragraph-rsid="00a6640d" style:font-size-asian="14pt" style:font-weight-asian="bold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096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ist_20_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096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ist_20_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096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master-page-name="">
      <style:paragraph-properties fo:line-height="150%" fo:text-align="start" style:justify-single-word="false" style:page-number="auto"/>
      <style:text-properties style:use-window-font-color="true" loext:opacity="0%" style:font-name="Times New Roman1" fo:font-size="14pt" fo:font-weight="bold" officeooo:rsid="00a6640d" officeooo:paragraph-rsid="00a8096b" style:font-size-asian="14pt" style:font-weight-asian="bold" style:font-size-complex="14pt"/>
    </style:style>
    <style:style style:name="P32" style:family="paragraph" style:parent-style-name="Standard" style:master-page-name="">
      <style:paragraph-properties fo:line-height="150%" fo:text-align="start" style:justify-single-word="false" style:page-number="auto"/>
      <style:text-properties style:use-window-font-color="true" loext:opacity="0%" style:font-name="Times New Roman1" fo:font-size="14pt" fo:font-weight="bold" officeooo:rsid="00a6640d" officeooo:paragraph-rsid="00a8639a" style:font-size-asian="14pt" style:font-weight-asian="bold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639a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8639a" style:font-size-asian="14pt" style:font-weight-asian="bold" style:font-size-complex="14pt"/>
    </style:style>
    <style:style style:name="P35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8639a" style:font-size-asian="14pt" style:font-weight-asian="bold" style:font-size-complex="14pt"/>
    </style:style>
    <style:style style:name="P36" style:family="paragraph" style:parent-style-name="Standard" style:list-style-name="Numbering_20_12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639a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Numbering_20_12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639a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9c8ab" style:font-size-asian="14pt" style:font-weight-asian="bold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9c8ab" style:font-size-asian="14pt" style:font-weight-asian="bold" style:font-size-complex="14pt"/>
    </style:style>
    <style:style style:name="P41" style:family="paragraph" style:parent-style-name="Standard" style:list-style-name="Numbering_20_12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 style:list-style-name="Numbering_20_12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 style:list-style-name="List_20_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 style:list-style-name="List_20_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b50ff" style:font-size-asian="14pt" style:font-weight-asian="bold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b50f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 style:list-style-name="Numbering_20_12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b50f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 style:list-style-name="Numbering_20_12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b50f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c50d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 style:list-style-name="List_20_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c50d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 style:list-style-name="List_20_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c50d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ccf0f" style:font-size-asian="14pt" style:font-weight-asian="bold" style:font-size-complex="14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ccf0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ccf0f" style:font-size-asian="14pt" style:font-weight-asian="bold" style:font-size-complex="14pt"/>
    </style:style>
    <style:style style:name="P55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e20af" style:font-size-asian="14pt" style:font-weight-asian="bold" style:font-size-complex="14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e20a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f7142" style:font-size-asian="14pt" style:font-weight-asian="bold" style:font-size-complex="14pt"/>
    </style:style>
    <style:style style:name="P58" style:family="paragraph" style:parent-style-name="Standard">
      <style:paragraph-properties fo:line-height="150%" fo:text-align="center" style:justify-single-word="false" fo:break-before="page"/>
      <style:text-properties style:use-window-font-color="true" loext:opacity="0%" style:font-name="Times New Roman1" fo:font-size="14pt" fo:font-weight="bold" officeooo:rsid="00a61182" officeooo:paragraph-rsid="00af7142" style:font-size-asian="14pt" style:font-weight-asian="bold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f71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7142" officeooo:paragraph-rsid="00af71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f71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990f" officeooo:paragraph-rsid="00af9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f9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fo:font-weight="bold" officeooo:rsid="00a61182" officeooo:paragraph-rsid="00af7142" style:font-size-asian="14pt" style:font-weight-asian="bold" style:font-size-complex="14pt"/>
    </style:style>
    <style:style style:name="P65" style:family="paragraph" style:parent-style-name="Standard">
      <style:paragraph-properties fo:line-height="150%" fo:text-align="center" style:justify-single-word="false" fo:break-before="page"/>
      <style:text-properties style:use-window-font-color="true" loext:opacity="0%" style:font-name="Times New Roman1" fo:font-size="14pt" fo:font-weight="bold" officeooo:rsid="00a61182" officeooo:paragraph-rsid="00b276d0" style:font-size-asian="14pt" style:font-weight-asian="bold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76d0" officeooo:paragraph-rsid="00b276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76d0" officeooo:paragraph-rsid="00b276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af8" officeooo:paragraph-rsid="00b36a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fo:font-weight="bold" officeooo:rsid="00a61182" officeooo:paragraph-rsid="00b276d0" style:font-size-asian="14pt" style:font-weight-asian="bold" style:font-size-complex="14pt"/>
    </style:style>
    <style:style style:name="P71" style:family="paragraph" style:parent-style-name="Standard">
      <style:paragraph-properties fo:line-height="150%" fo:text-align="center" style:justify-single-word="false" fo:break-before="page"/>
      <style:text-properties style:use-window-font-color="true" loext:opacity="0%" style:font-name="Times New Roman1" fo:font-size="14pt" fo:font-weight="bold" officeooo:rsid="00afdf4b" officeooo:paragraph-rsid="00afdf4b" style:font-size-asian="14pt" style:font-weight-asian="bold" style:font-size-complex="14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427cm" style:auto-text-indent="false" fo:background-color="transparent" style:writing-mode="lr-tb"/>
      <style:text-properties style:use-window-font-color="true" loext:opacity="0%" style:font-name="Times New Roman1" fo:font-size="14pt" fo:font-weight="normal" officeooo:rsid="00afdf4b" officeooo:paragraph-rsid="00afdf4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919b50"/>
    </style:style>
    <style:style style:name="T2" style:family="text">
      <style:text-properties officeooo:rsid="009e7cd5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6fb2b2"/>
    </style:style>
    <style:style style:name="T6" style:family="text">
      <style:text-properties officeooo:rsid="008c3c38"/>
    </style:style>
    <style:style style:name="T7" style:family="text">
      <style:text-properties fo:font-weight="bold" officeooo:rsid="008ad829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officeooo:rsid="0070a135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b18557"/>
    </style:style>
    <style:style style:name="T12" style:family="text">
      <style:text-properties officeooo:rsid="00a6640d"/>
    </style:style>
    <style:style style:name="T13" style:family="text">
      <style:text-properties officeooo:rsid="00a8639a"/>
    </style:style>
    <style:style style:name="T14" style:family="text">
      <style:text-properties officeooo:rsid="00a8096b"/>
    </style:style>
    <style:style style:name="T15" style:family="text">
      <style:text-properties officeooo:rsid="00ae20af"/>
    </style:style>
    <style:style style:name="T16" style:family="text">
      <style:text-properties officeooo:rsid="00a9c8ab"/>
    </style:style>
    <style:style style:name="T17" style:family="text">
      <style:text-properties officeooo:rsid="00ab50ff"/>
    </style:style>
    <style:style style:name="T18" style:family="text">
      <style:text-properties officeooo:rsid="00ac50df"/>
    </style:style>
    <style:style style:name="T19" style:family="text">
      <style:text-properties officeooo:rsid="00accf0f"/>
    </style:style>
    <style:style style:name="T20" style:family="text">
      <style:text-properties officeooo:rsid="00af990f"/>
    </style:style>
    <style:style style:name="T21" style:family="text">
      <style:text-properties officeooo:rsid="00b276d0"/>
    </style:style>
    <style:style style:name="T22" style:family="text">
      <style:text-properties officeooo:rsid="00b4a516"/>
    </style:style>
    <style:style style:name="T23" style:family="text">
      <style:text-properties officeooo:rsid="00b0fc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Практическая</text:span> работа №<text:span text:style-name="T2">4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6">Разработка архитектуры программного обеспечения. Аналитический синтез информации. Программа и методики испытаний</text:p>
      <text:p text:style-name="P7"/>
      <text:p text:style-name="P7"/>
      <text:p text:style-name="P7"/>
      <text:p text:style-name="P7"/>
      <text:p text:style-name="P8"/>
      <text:p text:style-name="P9"><text:tab/><text:tab/><text:tab/><text:tab/> <text:s text:c="6"/><text:tab/><text:tab/><text:tab/><text:tab/><text:tab/><text:span text:style-name="T3">Выполнил:</text:span></text:p>
      <text:p text:style-name="P9"><text:span text:style-name="T3"><text:s/>с</text:span>тудент <text:span text:style-name="T3">группы ИКПИ-</text:span><text:span text:style-name="T4">11</text:span></text:p>
      <text:p text:style-name="P10">Крылов А.В.</text:p>
      <text:p text:style-name="P11"/>
      <text:p text:style-name="P12">Принял: </text:p>
      <text:p text:style-name="P13"><text:span text:style-name="T5">Смирнов. К.А.</text:span></text:p>
      <text:p text:style-name="P2"/>
      <text:p text:style-name="P2"/>
      <text:p text:style-name="P2"/>
      <text:p text:style-name="P2"/>
      <text:p text:style-name="P2"/>
      <text:p text:style-name="P2"/>
      <text:p text:style-name="P7">Санкт-Петербург</text:p>
      <text:p text:style-name="P14">202<text:span text:style-name="T6">5</text:span> г.</text:p>
      <text:p text:style-name="P15"><text:soft-page-break/><text:span text:style-name="T7">П</text:span><text:span text:style-name="T8">РОГРАММА И МЕТОДИКА ИСПЫТАНИЙ</text:span></text:p>
      <text:p text:style-name="P16"/>
      <text:p text:style-name="P16">1. Объект испытаний</text:p>
      <text:p text:style-name="P16"/>
      <text:p text:style-name="P17">1.1. Полное наименование продукта и его условное обозначение.</text:p>
      <text:p text:style-name="P18"><text:span text:style-name="T9">П</text:span><text:span text:style-name="T10">олное наименование: «HAL для микроконтроллера Mik32 Amur» - это слой аппаратных абстракций (англ. Hardware Abstraction Layer, HAL), ориентированный на использование в сочетании с российским микроконтроллером Mik32 Amur от компании Mikron.</text:span></text:p>
      <text:p text:style-name="P19">Условное обозначение: «mik32_hal».</text:p>
      <text:p text:style-name="P19"/>
      <text:p text:style-name="P16">2. Цель испытаний</text:p>
      <text:p text:style-name="P20">Цель проведения испытаний – проверка соответствия характеристик разработанной программы (программного изделия) функциональным и иным, отдельным видам требований, изложенным в программном документе «Техническое задание».</text:p>
      <text:p text:style-name="P19"/>
      <text:p text:style-name="P21">3. Требования к программе</text:p>
      <text:p text:style-name="P22">При проведении испытаний функциональные характеристики (возможности) программы подлежат проверке на соответствие требованиям, изложенным в п. «Требования к функциональным характеристикам» Технического задания, а именно:</text:p>
      <text:p text:style-name="P22"/>
      <text:p text:style-name="P23">3.1. Требования к составу выполняемых функций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4">№</text:p>
          </table:table-cell>
          <table:table-cell table:style-name="Table1.A1" office:value-type="string">
            <text:p text:style-name="P24">Объект испытаний / Компонент Объекта испытаний</text:p>
          </table:table-cell>
          <table:table-cell table:style-name="Table1.A1" office:value-type="string">
            <text:p text:style-name="P25"><text:s/><text:span text:style-name="T11">Т</text:span><text:span text:style-name="T12">ребование</text:span></text:p>
          </table:table-cell>
          <table:table-cell table:style-name="Table1.A1" office:value-type="string">
            <text:p text:style-name="P24">Наименование испытания</text:p>
          </table:table-cell>
          <table:table-cell table:style-name="Table1.E1" office:value-type="string">
            <text:p text:style-name="P24">Оцениваемые характеристики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A2" table:number-rows-spanned="5" office:value-type="string">
            <text:p text:style-name="P26">Компоненты микроконтроллера</text:p>
          </table:table-cell>
          <table:table-cell table:style-name="Table1.A2" office:value-type="string">
            <text:p text:style-name="P26">Системные модули</text:p>
          </table:table-cell>
          <table:table-cell table:style-name="Table1.A2" office:value-type="string">
            <text:p text:style-name="P26">Проверка возможности настройки системных модулей</text:p>
          </table:table-cell>
          <table:table-cell table:style-name="Table1.E2" office:value-type="string">
            <text:p text:style-name="P26">Успешная настройка системных модулей</text:p>
          </table:table-cell>
        </table:table-row>
        <table:table-row>
          <table:table-cell table:style-name="Table1.A2" office:value-type="string">
            <text:p text:style-name="P24">2</text:p>
          </table:table-cell>
          <table:covered-table-cell table:style-name="Table1.A2"/>
          <table:table-cell table:style-name="Table1.A2" office:value-type="string">
            <text:p text:style-name="P26">Общая периферия</text:p>
          </table:table-cell>
          <table:table-cell table:style-name="Table1.A2" office:value-type="string">
            <text:p text:style-name="P26">Проверка возможности <text:soft-page-break/>настройки общей периферии</text:p>
          </table:table-cell>
          <table:table-cell table:style-name="Table1.E2" office:value-type="string">
            <text:p text:style-name="P26">Успешная настройка общей <text:soft-page-break/>периферии</text:p>
          </table:table-cell>
        </table:table-row>
        <table:table-row>
          <table:table-cell table:style-name="Table1.A2" office:value-type="string">
            <text:p text:style-name="P24">3</text:p>
          </table:table-cell>
          <table:covered-table-cell table:style-name="Table1.A2"/>
          <table:table-cell table:style-name="Table1.A2" office:value-type="string">
            <text:p text:style-name="P26">Подсистема криптографии</text:p>
          </table:table-cell>
          <table:table-cell table:style-name="Table1.A2" office:value-type="string">
            <text:p text:style-name="P26">Проверка возможности настройки подсистема криптографии</text:p>
          </table:table-cell>
          <table:table-cell table:style-name="Table1.E2" office:value-type="string">
            <text:p text:style-name="P26">Успешная настройка подсистемы криптографии</text:p>
          </table:table-cell>
        </table:table-row>
        <table:table-row>
          <table:table-cell table:style-name="Table1.A2" office:value-type="string">
            <text:p text:style-name="P24">4</text:p>
          </table:table-cell>
          <table:covered-table-cell table:style-name="Table1.A2"/>
          <table:table-cell table:style-name="Table1.A2" office:value-type="string">
            <text:p text:style-name="P26">Аналоговая подсистема</text:p>
          </table:table-cell>
          <table:table-cell table:style-name="Table1.A2" office:value-type="string">
            <text:p text:style-name="P26">Проверка возможности настройки аналоговой подсистемы</text:p>
          </table:table-cell>
          <table:table-cell table:style-name="Table1.E2" office:value-type="string">
            <text:p text:style-name="P26">Успешная настройка аналоговой подсистемы</text:p>
          </table:table-cell>
        </table:table-row>
        <table:table-row table:style-name="Table1.6">
          <table:table-cell table:style-name="Table1.A2" office:value-type="string">
            <text:p text:style-name="P24">5</text:p>
          </table:table-cell>
          <table:covered-table-cell table:style-name="Table1.A2"/>
          <table:table-cell table:style-name="Table1.A2" office:value-type="string">
            <text:p text:style-name="P26">Тактирование и питание</text:p>
          </table:table-cell>
          <table:table-cell table:style-name="Table1.A2" office:value-type="string">
            <text:p text:style-name="P26">Проверка возможности настройки тактирования и питания</text:p>
          </table:table-cell>
          <table:table-cell table:style-name="Table1.E2" office:value-type="string">
            <text:p text:style-name="P26">Успешная настройка тактирования и питания</text:p>
          </table:table-cell>
        </table:table-row>
      </table:table>
      <text:p text:style-name="P19"/>
      <text:p text:style-name="P27">3.<text:span text:style-name="T13">2.</text:span> Требования к обеспечению над<text:span text:style-name="T14">ё</text:span>жного (устойчивого) функционирования <text:span text:style-name="T15">библиотеки</text:span></text:p>
      <text:p text:style-name="P28">Над<text:span text:style-name="T14">ё</text:span>жное (устойчивое) функционирование библиотеки должно быть обеспечено выполнением совокупности организационно-технических мероприятий, перечень которых приве<text:span text:style-name="T14">дё</text:span>н ниже:</text:p>
      <text:list text:style-name="List_20_1">
        <text:list-item>
          <text:p text:style-name="P29">Организацией бесперебойного э<text:span text:style-name="T14">л</text:span>ектропитания технических средств;</text:p>
        </text:list-item>
        <text:list-item>
          <text:p text:style-name="P30">Регулярным <text:s/>выполнением рекомендаций <text:s/>Министерства труда и социального развития РФ, изложенных в Постановлении от 23 июля 1998 г. «Об утверждении межотраслевых типовых норм времени на работы по сервисному обслуживанию ПЭВМ и оргтехники и сопровождению программных средств»;</text:p>
        </text:list-item>
        <text:list-item>
          <text:p text:style-name="P30">Выполнением требований ГОСТ 51188-98. Защита информации. Наличием антивирусных средств.</text:p>
        </text:list-item>
      </text:list>
      <text:p text:style-name="P28"/>
      <text:p text:style-name="P31">3.<text:span text:style-name="T13">3.</text:span> Время восстановления после отказа</text:p>
      <text:p text:style-name="P28">Время восстановления после отказа, вызванного сбоем электропитания технических средств (иными внешними факторами), не <text:soft-page-break/>должно превышать времени, необходимого на перезагрузку микроконтроллера, при условии соблюдения условий эксплуатации технических и программных средств.</text:p>
      <text:p text:style-name="P28">Время восстановления после отказа, вызванного неисправностью технических средств, не должно превышать времени, требуемого на устранение неисправностей технических средств и переустановки программных средств.</text:p>
      <text:p text:style-name="P28"/>
      <text:p text:style-name="P31">3.<text:span text:style-name="T13">4.</text:span> Климатические условия эксплуатации</text:p>
      <text:p text:style-name="P28">Климатические условия эксплуатации, при которых должны обеспечиваться заданные характеристики, должны удовлетворять следующим требованиям:</text:p>
      <text:list text:continue-numbering="true" text:style-name="List_20_1">
        <text:list-item>
          <text:p text:style-name="P29">Диапазон рабочих температур от –45 °С до +85 °С;</text:p>
        </text:list-item>
        <text:list-item>
          <text:p text:style-name="P30">Повышенная предельная температура среды +150 °С;</text:p>
        </text:list-item>
        <text:list-item>
          <text:p text:style-name="P30">Пониженная предельная температура среды –60 °С.</text:p>
        </text:list-item>
      </text:list>
      <text:p text:style-name="P28"/>
      <text:p text:style-name="P31">3.<text:span text:style-name="T13">5.</text:span> Требования к видам обслуживания</text:p>
      <text:p text:style-name="P28">См. Требования к обеспечению над<text:span text:style-name="T14">ё</text:span>жного (устойчивого) функционирования <text:span text:style-name="T15">библиотеки</text:span>.</text:p>
      <text:p text:style-name="P28"/>
      <text:p text:style-name="P31">3.<text:span text:style-name="T13">6.</text:span> Требования к составу и параметрам технических средств</text:p>
      <text:p text:style-name="P28">В состав технических средств должен входить персональный компьютер (ПЭВМ), включающий в себя:</text:p>
      <text:list xml:id="list144445088598957" text:continue-numbering="true" text:style-name="List_20_1">
        <text:list-item>
          <text:p text:style-name="P29">Процессор Intel Core 3 с тактовой частотой, 2.2 ГГц , не менее;</text:p>
        </text:list-item>
        <text:list-item>
          <text:p text:style-name="P30">Оперативную память объ<text:span text:style-name="T14">ё</text:span>мом, 4 Гб, не менее;</text:p>
        </text:list-item>
        <text:list-item>
          <text:p text:style-name="P30">Ж<text:span text:style-name="T14">ё</text:span>сткий диск объ<text:span text:style-name="T14">ё</text:span>мом 20 Гб, и выше.</text:p>
        </text:list-item>
      </text:list>
      <text:p text:style-name="P28"/>
      <text:p text:style-name="P32">3.<text:span text:style-name="T13">7.</text:span> Требования к исходным кодам и языкам программирования</text:p>
      <text:p text:style-name="P33">Исходные коды программы должны быть реализованы на языке Rust. Библиотека строится на программных интерфейсах embedded-hal для <text:soft-page-break/>взаимодействия с периферией и генераторе кода svd2rust для использования предоставленного производителем SVD-файла. В качестве интегрированной среды разработки библиотеки должна быть использована среда Neovim. Операционная система Linux.</text:p>
      <text:p text:style-name="P33"/>
      <text:p text:style-name="P34"><text:span text:style-name="T13">4</text:span>. Требования к программ<text:span text:style-name="T13">ной документации</text:span></text:p>
      <text:p text:style-name="P35"/>
      <text:p text:style-name="P35"><text:span text:style-name="T13">4</text:span>.1. Состав программной документации, предъявляемой на испытания</text:p>
      <text:p text:style-name="P33">Состав программной документации должен включать в себя:</text:p>
      <text:list text:style-name="Numbering_20_123">
        <text:list-item>
          <text:p text:style-name="P36">Спецификация;</text:p>
        </text:list-item>
        <text:list-item>
          <text:p text:style-name="P37">Текст библиотеки;</text:p>
        </text:list-item>
        <text:list-item>
          <text:p text:style-name="P37">Руководство оператора.</text:p>
        </text:list-item>
      </text:list>
      <text:p text:style-name="P33"/>
      <text:p text:style-name="P38"><text:span text:style-name="T13">4</text:span>.<text:span text:style-name="T16">2.</text:span> <text:span text:style-name="T16">Специальные требования</text:span></text:p>
      <text:p text:style-name="P39">Специальные требования к программной документации не предъявляются.</text:p>
      <text:p text:style-name="P39"/>
      <text:p text:style-name="P40"><text:span text:style-name="T16">5</text:span>. Средства и порядок испытаний</text:p>
      <text:p text:style-name="P38"/>
      <text:p text:style-name="P38"><text:span text:style-name="T16">5</text:span>.1. Технические средства, используемые во время испытаний </text:p>
      <text:p text:style-name="P39">Состав используемых во время испытаний технических средств:</text:p>
      <text:list text:continue-numbering="true" text:style-name="Numbering_20_123">
        <text:list-item text:start-value="1">
          <text:p text:style-name="P41">Процессор AMD Ryzen <text:span text:style-name="T16">5 3600;</text:span></text:p>
        </text:list-item>
        <text:list-item>
          <text:p text:style-name="P42">ОЗУ 16 Гб;</text:p>
        </text:list-item>
        <text:list-item>
          <text:p text:style-name="P42">Ж<text:span text:style-name="T16">ё</text:span>сткий диск объ<text:span text:style-name="T16">ё</text:span>мом <text:span text:style-name="T16">1</text:span> <text:span text:style-name="T16">Т</text:span>б;</text:p>
        </text:list-item>
        <text:list-item>
          <text:p text:style-name="P42">Оптический манипулятор типа «мышь»;</text:p>
        </text:list-item>
        <text:list-item>
          <text:p text:style-name="P42"><text:span text:style-name="T16">Доступ в интернет</text:span>.</text:p>
        </text:list-item>
      </text:list>
      <text:p text:style-name="P39"/>
      <text:p text:style-name="P38"><text:span text:style-name="T16">5</text:span>.<text:span text:style-name="T16">2</text:span>. Программные средства, используемые во время испытаний</text:p>
      <text:p text:style-name="P39"><text:span text:style-name="T16">Для компиляции библиотеки</text:span>:</text:p>
      <text:list xml:id="list144444813932009" text:continue-numbering="true" text:style-name="Numbering_20_123">
        <text:list-item text:start-value="1">
          <text:p text:style-name="P41"><text:soft-page-break/>Операционная система Linux <text:span text:style-name="T16">с поддержкой программного обеспечения доступа в Интернет</text:span>;</text:p>
        </text:list-item>
        <text:list-item>
          <text:p text:style-name="P42">Rust и система сборки cargo.</text:p>
        </text:list-item>
      </text:list>
      <text:p text:style-name="P39"/>
      <text:p text:style-name="P38"><text:span text:style-name="T16">5</text:span>.<text:span text:style-name="T16">3</text:span>. <text:span text:style-name="T16">Порядок проведения испытаний</text:span></text:p>
      <text:p text:style-name="P39">Испытания проводятся в два этапа:</text:p>
      <text:list xml:id="list144443078402803" text:continue-list="list144445088598957" text:style-name="List_20_1">
        <text:list-item>
          <text:p text:style-name="P43">1 этап – ознакомительный;</text:p>
        </text:list-item>
        <text:list-item>
          <text:p text:style-name="P44">2 этап – испытания.</text:p>
        </text:list-item>
      </text:list>
      <text:p text:style-name="P39"/>
      <text:p text:style-name="P45"><text:span text:style-name="T16">5</text:span>.<text:span text:style-name="T16">3</text:span>.<text:span text:style-name="T17">1.</text:span> Перечень проверок проводимых на 1 этапе испытаний</text:p>
      <text:p text:style-name="P46">Перечень проверок, проводимых на 1 этапе испытаний, должен включать в себя:</text:p>
      <text:list text:continue-list="list144444813932009" text:style-name="Numbering_20_123">
        <text:list-item text:start-value="1">
          <text:p text:style-name="P47"><text:span text:style-name="T17">П</text:span>роверку комплектности программной документации;</text:p>
        </text:list-item>
        <text:list-item>
          <text:p text:style-name="P48"><text:span text:style-name="T17">П</text:span>роверку комплектности и состава технических и программных средств.</text:p>
        </text:list-item>
      </text:list>
      <text:p text:style-name="P46">Методики проведения проверок, входящих в перечень по 1 этапу испытаний, изложены в данном программном документе, в разделе «Методы испытаний».</text:p>
      <text:p text:style-name="P46"/>
      <text:p text:style-name="P45"><text:span text:style-name="T16">5</text:span>.<text:span text:style-name="T16">3</text:span>.<text:span text:style-name="T17">2.</text:span> Перечень проверок проводимых на <text:span text:style-name="T17">2</text:span> этапе испытаний</text:p>
      <text:p text:style-name="P46">Перечень проверок, проводимых на 2 этапе испытаний, должен включать в себя:</text:p>
      <text:list text:continue-numbering="true" text:style-name="Numbering_20_123">
        <text:list-item text:start-value="1">
          <text:p text:style-name="P47"><text:span text:style-name="T17">П</text:span>роверку соответствия технических характеристик программы;</text:p>
        </text:list-item>
        <text:list-item>
          <text:p text:style-name="P48"><text:span text:style-name="T17">П</text:span>роверку степени выполнения требований функционального назначения программы.</text:p>
        </text:list-item>
      </text:list>
      <text:p text:style-name="P46">Методики проведения проверок, входящих в перечень по 2 этапу испытаний, изложены в данном программном документе, в разделе «Методы испытаний».</text:p>
      <text:p text:style-name="P46"/>
      <text:p text:style-name="P45"><text:soft-page-break/><text:span text:style-name="T16">5</text:span>.<text:span text:style-name="T17">4</text:span>. Количественные и качественные характеристики, подлежащие оценке</text:p>
      <text:p text:style-name="P45"/>
      <text:p text:style-name="P45"><text:span text:style-name="T16">5</text:span>.<text:span text:style-name="T17">4</text:span>.<text:span text:style-name="T17">1.</text:span> Количественные характеристики, подлежащие оценке</text:p>
      <text:p text:style-name="P46">В ходе проведения приемо-сдаточных испытаний оценке подлежат количественные характеристики, такие как:</text:p>
      <text:list text:continue-numbering="true" text:style-name="Numbering_20_123">
        <text:list-item text:start-value="1">
          <text:p text:style-name="P47"><text:span text:style-name="T17">К</text:span>омплектность программной документации;</text:p>
        </text:list-item>
        <text:list-item>
          <text:p text:style-name="P48"><text:span text:style-name="T17">К</text:span>омплектность состава технических и программных средств.</text:p>
        </text:list-item>
      </text:list>
      <text:p text:style-name="P46"/>
      <text:p text:style-name="P45"><text:span text:style-name="T16">5</text:span>.<text:span text:style-name="T17">4</text:span>.<text:span text:style-name="T17">2.</text:span> <text:span text:style-name="T17">Качественные</text:span> характеристики, подлежащие оценке</text:p>
      <text:p text:style-name="P46">В ходе проведения приемо-сдаточных испытаний оценке подлежат качественные (функциональные) характеристики программы. Проверке подлежит возможность выполнения программой перечисленных ниже функций:</text:p>
      <text:list text:continue-numbering="true" text:style-name="Numbering_20_123">
        <text:list-item text:start-value="1">
          <text:p text:style-name="P47"><text:span text:style-name="T17">П</text:span>роверка работоспособности <text:span text:style-name="T17">библиотеки</text:span>;</text:p>
        </text:list-item>
        <text:list-item>
          <text:p text:style-name="P48"><text:span text:style-name="T17">П</text:span>роверка на сообщение об ошибке.</text:p>
        </text:list-item>
      </text:list>
      <text:p text:style-name="P46"/>
      <text:p text:style-name="P45"><text:span text:style-name="T16">5</text:span>.<text:span text:style-name="T17">5</text:span>. Условия проведения испытаний</text:p>
      <text:p text:style-name="P45"/>
      <text:p text:style-name="P45"><text:span text:style-name="T16">5</text:span>.<text:span text:style-name="T17">5</text:span>.<text:span text:style-name="T17">1.</text:span> Климатические условия</text:p>
      <text:p text:style-name="P49">Испытания должны проводиться в нормальных климатических условиях по ГОСТ 22261-94. Условия проведения испытаний приведены ниже:</text:p>
      <text:list text:continue-list="list144443078402803" text:style-name="List_20_1">
        <text:list-item>
          <text:p text:style-name="P50"><text:span text:style-name="T18">Т</text:span>емпература окружающего воздуха, °С 20 ± 5;</text:p>
        </text:list-item>
        <text:list-item>
          <text:p text:style-name="P51"><text:span text:style-name="T18">О</text:span>тносительная влажность, % - от 30 до 80;</text:p>
        </text:list-item>
        <text:list-item>
          <text:p text:style-name="P51"><text:span text:style-name="T18">А</text:span>тмосферное давление, кПа - от 84 до 106;</text:p>
        </text:list-item>
        <text:list-item>
          <text:p text:style-name="P51"><text:span text:style-name="T18">Ч</text:span>астота питающей электросети, Гц - 50 ± 0,5;</text:p>
        </text:list-item>
        <text:list-item>
          <text:p text:style-name="P51"><text:span text:style-name="T18">Н</text:span>апряжение питающей сети переменного тока, В - 220 ± 4,4.</text:p>
        </text:list-item>
      </text:list>
      <text:p text:style-name="P49"/>
      <text:p text:style-name="P52"><text:span text:style-name="T16">5</text:span>.<text:span text:style-name="T17">5</text:span>.<text:span text:style-name="T19">2</text:span><text:span text:style-name="T17">.</text:span> Условия начала и завершения отдельных этапов испытаний</text:p>
      <text:p text:style-name="P53"><text:soft-page-break/>Необходимым и достаточным условием завершения 1 этапа испытаний и начала 2 этапа испытаний является успешное завершение проверок, проводимых на 1 этапе (см. п. Перечень проверок, проводимых на 1 этапе испытаний).</text:p>
      <text:p text:style-name="P53">Условием завершения 2 этапа испытаний является успешное завершение проверок, проводимых на 2 этапе испытаний (см. п. Перечень проверок, проводимых на 2 этапе испытаний).</text:p>
      <text:p text:style-name="P53"/>
      <text:p text:style-name="P52"><text:span text:style-name="T16">5</text:span>.<text:span text:style-name="T17">5</text:span>.<text:span text:style-name="T19">3</text:span><text:span text:style-name="T17">.</text:span> Ограничения в условиях испытаний</text:p>
      <text:p text:style-name="P53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p text:style-name="P53"/>
      <text:p text:style-name="P52"><text:span text:style-name="T16">5</text:span>.<text:span text:style-name="T17">5</text:span>.<text:span text:style-name="T19">4</text:span><text:span text:style-name="T17">. Меры, обеспечивающие безопасность и безаварийность испытаний</text:span></text:p>
      <text:p text:style-name="P53">При проведении испытаний должно быть обеспечено соблюдение требований безопасности, установленных ГОСТ 12.2.007.0-75, «Правилами техники безопасности при эксплуатации электроустановок потребителей», и «Правилами технической эксплуатации электроустановок потребителей».</text:p>
      <text:p text:style-name="P53"/>
      <text:p text:style-name="P52"><text:span text:style-name="T16">5</text:span>.<text:span text:style-name="T17">5</text:span>.<text:span text:style-name="T19">5</text:span><text:span text:style-name="T17">. Порядок взаимодействия подразделений, участвующих в испытаниях</text:span></text:p>
      <text:p text:style-name="P53">Разработчик извещает службу, ответственную за эксплуатацию, о готовности к проведению приемосдаточных испытаний не позднее чем за 7 дней до намеченного срока проведения испытаний.</text:p>
      <text:p text:style-name="P53">Приказом по подразделению (отделу, цеху), назначается срок проведения испытаний и при<text:span text:style-name="T19">ё</text:span>мочная комиссия, которая должна включать в свой состав представителей службы, ответственной за эксплуатацию и представителя подразделения, разработчика программного изделия.</text:p>
      <text:p text:style-name="P53"><text:soft-page-break/>Представитель службы, ответственной за эксплуатацию извещает сторонние организации, которые должны принять участие в приемо-сдаточных испытаниях. Представитель службы, ответственной за эксплуатацию, совместно с представителем подразделения, разработчика программного изделия, проводят все подготовительные мероприятия для проведения испытаний, а также проводят испытания в соответствии с настоящей Программой и методиками.</text:p>
      <text:p text:style-name="P53">Представитель службы, ответственной за эксплуатацию осуществляет контроль проведения испытаний, а также документирует ход проведения проверок в Протоколе испытаний.</text:p>
      <text:p text:style-name="P53"/>
      <text:p text:style-name="P54"><text:span text:style-name="T19">6</text:span>. <text:span text:style-name="T19">Методы</text:span> испытаний</text:p>
      <text:p text:style-name="P52"/>
      <text:p text:style-name="P52"><text:span text:style-name="T19">6</text:span>.1. Методика проведения проверки комплектности программной документации</text:p>
      <text:p text:style-name="P53">Проверка комплектности программной документации на программное изделие производится визуально представителем службы, ответственной за эксплуатацию. В ходе проверки сопоставляется состав и комплектность программной документации, представленной Разработчиком, с перечнем программной документации, привед<text:span text:style-name="T19">ё</text:span>нным в п. «Состав программной документации, предъявляемой на испытания» настоящего документа.</text:p>
      <text:p text:style-name="P53">Проверка считается заверш<text:span text:style-name="T19">ё</text:span>нной в случае соответствия состава и комплектности программной документации, представленной Разработчиком, перечню программной документации, привед<text:span text:style-name="T19">ё</text:span>нному в указанном выше пункте.</text:p>
      <text:p text:style-name="P53">По результатам проведения проверки, представитель службы, ответственной за эксплуатацию вносит запись в Протокол испытаний – “Комплектность программной документации соответствует (не соответствует) требованиям п. «Состав программной документации, предъявляемой на испытания»” настоящего документа.</text:p>
      <text:p text:style-name="P53"><text:soft-page-break/></text:p>
      <text:p text:style-name="P52"><text:span text:style-name="T19">6</text:span>.<text:span text:style-name="T19">2</text:span>. Методика проведения проверки комплектности и состава технических и программных средств</text:p>
      <text:p text:style-name="P53">Проверка комплектности и состава технических и программных средств производится визуально представителем службы, ответственной за эксплуатацию. В ходе проверки сопоставляется состав и комплектность технических и программных средств, представленных Разработчиком, с перечнем технических и программных средств, привед<text:span text:style-name="T19">ё</text:span>нным в п. «Технические средства, используемые во время испытаний» и п. «Программные средства, используемые во время испытаний» настоящего документа.</text:p>
      <text:p text:style-name="P53">Комплектность программных средств проводится также визуально. Загрузилась операционная система, высветился логотип, версия - соответствует/не соответствует заявленной в Техническом задании и т.д. </text:p>
      <text:p text:style-name="P53">Проверка считается заверш<text:span text:style-name="T19">ённо</text:span>й в случае соответствия состава и комплектности технических и программных средств, представленных Разработчиком, с перечнем технических и программных средств, привед<text:span text:style-name="T19">ё</text:span>нных в пп. «Технические средства, используемые во время испытаний» и «Программные средства, используемые во время испытаний» настоящего документа.</text:p>
      <text:p text:style-name="P53">По результатам проведения проверки представитель службы, ответственной за эксплуатацию, вносит запись в Протокол испытаний - «Комплектность технических и программных средств соответствует (не соответствует) требованиям пп. «Технические средства, используемые во время испытаний» и «Программные средства, используемые во время испытаний» настоящего документа».</text:p>
      <text:p text:style-name="P53"/>
      <text:p text:style-name="P55"><text:span text:style-name="T19">6</text:span>.<text:span text:style-name="T15">3</text:span>. Методика проверки работоспособности <text:span text:style-name="T15">библиотеки</text:span> </text:p>
      <text:p text:style-name="P56">Проверка работоспособности <text:span text:style-name="T15">библиотеки</text:span> выполняется в соответствии с установленными критериями и процедурами. </text:p>
      <text:p text:style-name="P56"><text:soft-page-break/>Проверка считается заверш<text:span text:style-name="T15">ё</text:span>нной в случае соответствия состава и последовательности действий, предусмотренных для проверки работоспособности <text:span text:style-name="T15">библиотеки</text:span>. По результатам проведения проверки представитель службы, ответственной за эксплуатацию, вносит запись в Протокол испытаний - «п. “Проверка работоспособности <text:span text:style-name="T15">библиотеки</text:span>“ выполнена».</text:p>
      <text:p text:style-name="P56"/>
      <text:p text:style-name="P55"><text:span text:style-name="T19">6</text:span>.<text:span text:style-name="T15">4</text:span>. Методика проверки на сообщение об ошибке</text:p>
      <text:p text:style-name="P56">Проверка на сообщение об ошибке выполняется в соответствии с установленными критериями и процедурами.</text:p>
      <text:p text:style-name="P56">Проверка считается заверш<text:span text:style-name="T15">ё</text:span>нной в случае соответствия состава и последовательности действий, предусмотренных для проверки на сообщение об ошибке в <text:span text:style-name="T15">библиотеке</text:span>. По результатам проведения проверки представитель службы, ответственной за эксплуатацию, вносит запись в Протокол испытаний - «п. “Проверка на сообщение об ошибке“ выполнена».</text:p>
      <text:p text:style-name="P56"/>
      <text:p text:style-name="P57"/>
      <text:p text:style-name="P58">Приложение 1. Сценарии испытаний.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9">№</text:p>
          </table:table-cell>
          <table:table-cell table:style-name="Table2.A1" office:value-type="string">
            <text:p text:style-name="P60">Наименование испытания</text:p>
          </table:table-cell>
          <table:table-cell table:style-name="Table2.A1" office:value-type="string">
            <text:p text:style-name="P60">Описание испытания</text:p>
          </table:table-cell>
          <table:table-cell table:style-name="Table2.A1" office:value-type="string">
            <text:p text:style-name="P60">Проверяемые требования</text:p>
          </table:table-cell>
          <table:table-cell table:style-name="Table2.E1" office:value-type="string">
            <text:p text:style-name="P60">Правила интерпретации результата</text:p>
          </table:table-cell>
        </table:table-row>
        <table:table-row table:style-name="Table2.2"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61">Проверка возможности настройки системных модулей</text:p>
          </table:table-cell>
          <table:table-cell table:style-name="Table2.A2" office:value-type="string">
            <text:p text:style-name="P61">-<text:span text:style-name="T20">Пользователь составляет программу, использующую для работы модуль EEPROM</text:span></text:p>
            <text:p text:style-name="P61">-<text:span text:style-name="T20">Пользователь осуществляет компиляцию программы</text:span></text:p>
            <text:p text:style-name="P61">-<text:span text:style-name="T20">Пользователь загружает программу на микроконтроллер</text:span></text:p>
          </table:table-cell>
          <table:table-cell table:style-name="Table2.A2" office:value-type="string">
            <text:p text:style-name="P61">Системные модули</text:p>
          </table:table-cell>
          <table:table-cell table:style-name="Table2.E2" office:value-type="string">
            <text:p text:style-name="P62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  <table:table-row>
          <table:table-cell table:style-name="Table2.A2" office:value-type="string">
            <text:p text:style-name="P59">2</text:p>
          </table:table-cell>
          <table:table-cell table:style-name="Table2.A2" office:value-type="string">
            <text:p text:style-name="P61">Проверка возможности настройки общей периферии</text:p>
          </table:table-cell>
          <table:table-cell table:style-name="Table2.A2" office:value-type="string">
            <text:p text:style-name="P63">-<text:span text:style-name="T20">Пользователь составляет программу, использующую для работы модуль GPIO</text:span></text:p>
            <text:p text:style-name="P63">-<text:span text:style-name="T20">Пользователь осуществляет компиляцию программы</text:span></text:p>
            <text:p text:style-name="P63">-<text:span text:style-name="T20">Пользователь загружает программу на микроконтроллер</text:span></text:p>
          </table:table-cell>
          <table:table-cell table:style-name="Table2.A2" office:value-type="string">
            <text:p text:style-name="P61">Общая периферия</text:p>
          </table:table-cell>
          <table:table-cell table:style-name="Table2.E2" office:value-type="string">
            <text:p text:style-name="P62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  <table:table-row>
          <table:table-cell table:style-name="Table2.A2" office:value-type="string">
            <text:p text:style-name="P59">3</text:p>
          </table:table-cell>
          <table:table-cell table:style-name="Table2.A2" office:value-type="string">
            <text:p text:style-name="P61">Проверка возможности настройки подсистема криптографии</text:p>
          </table:table-cell>
          <table:table-cell table:style-name="Table2.A2" office:value-type="string">
            <text:p text:style-name="P63">-<text:span text:style-name="T20">Пользователь составляет программу, использующую для работы блок CRYPTO</text:span></text:p>
            <text:p text:style-name="P63">-<text:span text:style-name="T20">Пользователь осуществляет компиляцию программы</text:span></text:p>
            <text:p text:style-name="P63">-<text:span text:style-name="T20">Пользователь загружает программу на микроконтроллер</text:span></text:p>
          </table:table-cell>
          <table:table-cell table:style-name="Table2.A2" office:value-type="string">
            <text:p text:style-name="P61">Подсистема криптографии</text:p>
          </table:table-cell>
          <table:table-cell table:style-name="Table2.E2" office:value-type="string">
            <text:p text:style-name="P62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  <table:table-row>
          <table:table-cell table:style-name="Table2.A2" office:value-type="string">
            <text:p text:style-name="P59">4</text:p>
          </table:table-cell>
          <table:table-cell table:style-name="Table2.A2" office:value-type="string">
            <text:p text:style-name="P61">Проверка возможности настройки аналоговой подсистемы</text:p>
          </table:table-cell>
          <table:table-cell table:style-name="Table2.A2" office:value-type="string">
            <text:p text:style-name="P63">-<text:span text:style-name="T20">Пользователь составляет программу, использующую для работы блок ADC</text:span></text:p>
            <text:p text:style-name="P63">-<text:span text:style-name="T20">Пользователь осуществляет компиляцию программы</text:span></text:p>
            <text:p text:style-name="P63">-<text:span text:style-name="T20">Пользователь загружает программу на микроконтроллер</text:span></text:p>
          </table:table-cell>
          <table:table-cell table:style-name="Table2.A2" office:value-type="string">
            <text:p text:style-name="P61">Аналоговая подсистема</text:p>
          </table:table-cell>
          <table:table-cell table:style-name="Table2.E2" office:value-type="string">
            <text:p text:style-name="P62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  <table:table-row table:style-name="Table2.2">
          <table:table-cell table:style-name="Table2.A2" office:value-type="string">
            <text:p text:style-name="P59">5</text:p>
          </table:table-cell>
          <table:table-cell table:style-name="Table2.A2" office:value-type="string">
            <text:p text:style-name="P61">Проверка возможности настройки тактирования и питания</text:p>
          </table:table-cell>
          <table:table-cell table:style-name="Table2.A2" office:value-type="string">
            <text:p text:style-name="P63">-<text:span text:style-name="T20">Пользователь составляет программу, использующую для работы подсистему тактирования</text:span></text:p>
            <text:p text:style-name="P63">-<text:span text:style-name="T20">Пользователь осуществляет компиляцию программы</text:span></text:p>
            <text:p text:style-name="P63">-<text:span text:style-name="T20">Пользователь загружает программу на микроконтроллер</text:span></text:p>
          </table:table-cell>
          <table:table-cell table:style-name="Table2.A2" office:value-type="string">
            <text:p text:style-name="P61">Тактирование и питание</text:p>
          </table:table-cell>
          <table:table-cell table:style-name="Table2.E2" office:value-type="string">
            <text:p text:style-name="P62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</table:table>
      <text:p text:style-name="P64"/>
      <text:p text:style-name="P65">Приложение <text:span text:style-name="T21">2</text:span>. <text:span text:style-name="T21">Методики</text:span> испытаний.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6">№</text:p>
          </table:table-cell>
          <table:table-cell table:style-name="Table3.A1" office:value-type="string">
            <text:p text:style-name="P66">Пункт ТЗ</text:p>
          </table:table-cell>
          <table:table-cell table:style-name="Table3.C1" office:value-type="string">
            <text:p text:style-name="P66">Методика</text:p>
          </table:table-cell>
        </table:table-row>
        <table:table-row table:style-name="Table3.2">
          <table:table-cell table:style-name="Table3.A2" office:value-type="string">
            <text:p text:style-name="P66">1</text:p>
          </table:table-cell>
          <table:table-cell table:style-name="Table3.A2" office:value-type="string">
            <text:p text:style-name="P67">4.1. Требования к функциональным характеристикам</text:p>
          </table:table-cell>
          <table:table-cell table:style-name="Table3.C2" office:value-type="string">
            <text:p text:style-name="P68">Методика проверки работоспособности библиотеки</text:p>
          </table:table-cell>
        </table:table-row>
        <table:table-row table:style-name="Table3.2">
          <table:table-cell table:style-name="Table3.A2" office:value-type="string">
            <text:p text:style-name="P66">2</text:p>
          </table:table-cell>
          <table:table-cell table:style-name="Table3.A2" office:value-type="string">
            <text:p text:style-name="P67">4.2. Требования к надёжности</text:p>
          </table:table-cell>
          <table:table-cell table:style-name="Table3.C2" office:value-type="string">
            <text:p text:style-name="P68">Методика проверки на сообщение об ошибке</text:p>
          </table:table-cell>
        </table:table-row>
        <table:table-row table:style-name="Table3.2"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67">4.4. Требования к составу и параметрам технических средств</text:p>
          </table:table-cell>
          <table:table-cell table:style-name="Table3.C2" office:value-type="string">
            <text:p text:style-name="P68">Методика проведения проверки комплектности и состава технических и программных средств</text:p>
          </table:table-cell>
        </table:table-row>
        <table:table-row table:style-name="Table3.2">
          <table:table-cell table:style-name="Table3.A2" office:value-type="string">
            <text:p text:style-name="P66">4</text:p>
          </table:table-cell>
          <table:table-cell table:style-name="Table3.A2" office:value-type="string">
            <text:p text:style-name="P67">5.<text:span text:style-name="T22">1.</text:span> Предварительный состав программной документации</text:p>
          </table:table-cell>
          <table:table-cell table:style-name="Table3.C2" office:value-type="string">
            <text:p text:style-name="P68">Методика проведения проверки комплектности программной документации</text:p>
          </table:table-cell>
        </table:table-row>
      </table:table>
      <text:p text:style-name="P70"/>
      <text:p text:style-name="P71">Вывод</text:p>
      <text:p text:style-name="P72">В ходе проведённой практической работы была разработана программа и методика испытаний для проекта вып<text:span text:style-name="T23">у</text:span>скной квалификационной работы, включающая в себя объект испытаний, цель испытаний, требования к программе, требования к программной документации, средства и порядок испытаний и методы испытан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4-05T14:23:04.261322434</dc:date>
    <meta:editing-cycles>101</meta:editing-cycles>
    <meta:editing-duration>P1DT21H35M46S</meta:editing-duration>
    <meta:generator>LibreOffice/25.2.2.2$Linux_X86_64 LibreOffice_project/520$Build-2</meta:generator>
    <meta:document-statistic meta:table-count="3" meta:image-count="0" meta:object-count="0" meta:page-count="14" meta:paragraph-count="212" meta:word-count="1847" meta:character-count="15664" meta:non-whitespace-character-count="1402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